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aa6d" officeooo:paragraph-rsid="00385217"/>
    </style:style>
    <style:style style:name="P2" style:family="paragraph" style:parent-style-name="Text_20_body">
      <style:text-properties officeooo:rsid="003cc292" officeooo:paragraph-rsid="00398179"/>
    </style:style>
    <style:style style:name="P3" style:family="paragraph" style:parent-style-name="Text_20_body">
      <style:text-properties officeooo:rsid="0040e352" officeooo:paragraph-rsid="00398179"/>
    </style:style>
    <style:style style:name="P4" style:family="paragraph" style:parent-style-name="Text_20_body">
      <style:text-properties officeooo:rsid="00416794" officeooo:paragraph-rsid="00398179"/>
    </style:style>
    <style:style style:name="P5" style:family="paragraph" style:parent-style-name="Text_20_body">
      <style:text-properties officeooo:paragraph-rsid="00398179"/>
    </style:style>
    <style:style style:name="P6" style:family="paragraph" style:parent-style-name="Text_20_body">
      <style:text-properties officeooo:rsid="00329099" officeooo:paragraph-rsid="003b31aa"/>
    </style:style>
    <style:style style:name="P7" style:family="paragraph" style:parent-style-name="Text_20_body">
      <style:text-properties officeooo:rsid="004508f6" officeooo:paragraph-rsid="003cfe2e"/>
    </style:style>
    <style:style style:name="P8" style:family="paragraph" style:parent-style-name="Text_20_body">
      <style:text-properties officeooo:paragraph-rsid="003cfe2e"/>
    </style:style>
    <style:style style:name="P9" style:family="paragraph" style:parent-style-name="Heading_20_1" style:master-page-name="Right_20_Page">
      <style:paragraph-properties style:page-number="auto"/>
      <style:text-properties officeooo:rsid="004508f6" officeooo:paragraph-rsid="003cfe2e"/>
    </style:style>
    <style:style style:name="P10" style:family="paragraph" style:parent-style-name="Heading_20_2">
      <style:text-properties officeooo:paragraph-rsid="00385217"/>
    </style:style>
    <style:style style:name="P11" style:family="paragraph" style:parent-style-name="Heading_20_2">
      <style:text-properties officeooo:paragraph-rsid="00398179"/>
    </style:style>
    <style:style style:name="P12" style:family="paragraph" style:parent-style-name="Heading_20_2">
      <style:text-properties officeooo:paragraph-rsid="003b31aa"/>
    </style:style>
    <style:style style:name="P13" style:family="paragraph" style:parent-style-name="Heading_20_2">
      <style:text-properties officeooo:paragraph-rsid="003cfe2e"/>
    </style:style>
    <style:style style:name="P14" style:family="paragraph" style:parent-style-name="Heading_20_3">
      <style:text-properties officeooo:paragraph-rsid="00385217"/>
    </style:style>
    <style:style style:name="P15" style:family="paragraph" style:parent-style-name="Heading_20_3">
      <style:text-properties officeooo:rsid="003cc292" officeooo:paragraph-rsid="00398179"/>
    </style:style>
    <style:style style:name="P16" style:family="paragraph" style:parent-style-name="Heading_20_3">
      <style:text-properties officeooo:paragraph-rsid="00398179"/>
    </style:style>
    <style:style style:name="P17" style:family="paragraph" style:parent-style-name="Heading_20_3">
      <style:text-properties officeooo:rsid="00329099" officeooo:paragraph-rsid="003b31aa"/>
    </style:style>
    <style:style style:name="P18" style:family="paragraph" style:parent-style-name="Heading_20_3">
      <style:text-properties officeooo:paragraph-rsid="003b31aa"/>
    </style:style>
    <style:style style:name="P19" style:family="paragraph" style:parent-style-name="Heading_20_3">
      <style:text-properties officeooo:paragraph-rsid="003cfe2e"/>
    </style:style>
    <style:style style:name="P20" style:family="paragraph" style:parent-style-name="Heading_20_3">
      <style:paragraph-properties fo:margin-top="0.25cm" fo:margin-bottom="0.101cm" loext:contextual-spacing="false"/>
      <style:text-properties officeooo:rsid="0023aa6d" officeooo:paragraph-rsid="00385217"/>
    </style:style>
    <style:style style:name="P21" style:family="paragraph" style:parent-style-name="Heading_20_3">
      <style:paragraph-properties fo:margin-top="0.25cm" fo:margin-bottom="0.101cm" loext:contextual-spacing="false"/>
      <style:text-properties officeooo:paragraph-rsid="00385217"/>
    </style:style>
    <style:style style:name="T1" style:family="text">
      <style:text-properties officeooo:rsid="0023aa6d"/>
    </style:style>
    <style:style style:name="T2" style:family="text">
      <style:text-properties officeooo:rsid="003a7dbe"/>
    </style:style>
    <style:style style:name="T3" style:family="text">
      <style:text-properties officeooo:rsid="003c0ef1"/>
    </style:style>
    <style:style style:name="T4" style:family="text">
      <style:text-properties officeooo:rsid="003c64ae"/>
    </style:style>
    <style:style style:name="T5" style:family="text">
      <style:text-properties officeooo:rsid="003cc292"/>
    </style:style>
    <style:style style:name="T6" style:family="text">
      <style:text-properties officeooo:rsid="003eb592"/>
    </style:style>
    <style:style style:name="T7" style:family="text">
      <style:text-properties officeooo:rsid="0043a8f4"/>
    </style:style>
    <style:style style:name="T8" style:family="text">
      <style:text-properties officeooo:rsid="00403b1d"/>
    </style:style>
    <style:style style:name="T9" style:family="text">
      <style:text-properties officeooo:rsid="0040e352"/>
    </style:style>
    <style:style style:name="T10" style:family="text">
      <style:text-properties officeooo:rsid="00416794"/>
    </style:style>
    <style:style style:name="T11" style:family="text">
      <style:text-properties officeooo:rsid="00398179"/>
    </style:style>
    <style:style style:name="T12" style:family="text">
      <style:text-properties officeooo:rsid="00329099"/>
    </style:style>
    <style:style style:name="T13" style:family="text">
      <style:text-properties officeooo:rsid="0032c386"/>
    </style:style>
    <style:style style:name="T14" style:family="text">
      <style:text-properties officeooo:rsid="004508f6"/>
    </style:style>
    <style:style style:name="T15" style:family="text">
      <style:text-properties officeooo:rsid="0043a030"/>
    </style:style>
    <style:style style:name="T16" style:family="text">
      <style:text-properties officeooo:rsid="003fbf23"/>
    </style:style>
    <style:style style:name="T17" style:family="text">
      <style:text-properties officeooo:rsid="00467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his Land Is Your Land</text:h>
      <text:h text:style-name="P13" text:outline-level="2">(<text:span text:style-name="T14">Woody Guthrie</text:span>)</text:h>
      <text:h text:style-name="P19" text:outline-level="3"><text:span text:style-name="T14">[CHORUS]</text:span></text:h>
      <text:p text:style-name="P7">G <text:s text:c="11"/>C <text:s text:c="22"/>G</text:p>
      <text:p text:style-name="P7">This land is your land, this land is my land </text:p>
      <text:p text:style-name="P7"><text:s text:c="9"/>D <text:s text:c="17"/>G</text:p>
      <text:p text:style-name="P7">From Bonavista to Vancouver Island</text:p>
      <text:p text:style-name="P7">G7 <text:s text:c="13"/>C <text:s text:c="23"/>G </text:p>
      <text:p text:style-name="P7">From the Arctic Circle to the Great Lake waters</text:p>
      <text:p text:style-name="P7">D7 <text:s text:c="28"/>G </text:p>
      <text:p text:style-name="P7">This land was made for you and me.</text:p>
      <text:h text:style-name="P19" text:outline-level="3">[VERSE 1]</text:h>
      <text:p text:style-name="P7">G <text:s text:c="8"/>C <text:s text:c="21"/>G</text:p>
      <text:p text:style-name="P7">As I went walking that ribbon of highway</text:p>
      <text:p text:style-name="P7"><text:s text:c="6"/>D <text:s text:c="20"/>G</text:p>
      <text:p text:style-name="P7">I saw above me that endless skyway</text:p>
      <text:p text:style-name="P7">G7 <text:s text:c="3"/>C <text:s text:c="19"/>G <text:s/></text:p>
      <text:p text:style-name="P7">I saw below me that golden valley</text:p>
      <text:p text:style-name="P7">D7 <text:s text:c="28"/>G </text:p>
      <text:p text:style-name="P7">This land was made for you and me.</text:p>
      <text:h text:style-name="P19" text:outline-level="3">[CHORUS]</text:h>
      <text:p text:style-name="P7">G <text:s text:c="11"/>C <text:s text:c="22"/>G</text:p>
      <text:p text:style-name="P7">This land is your land, this land is my land </text:p>
      <text:p text:style-name="P7"><text:s text:c="9"/>D <text:s text:c="17"/>G</text:p>
      <text:p text:style-name="P7">From Bonavista to Vancouver Island</text:p>
      <text:p text:style-name="P7">G7 <text:s text:c="13"/>C <text:s text:c="23"/>G </text:p>
      <text:p text:style-name="P7">From the Arctic Circle to the Great Lake waters</text:p>
      <text:p text:style-name="P7">D7 <text:s text:c="28"/>G </text:p>
      <text:p text:style-name="P7">This land was made for you and me.</text:p>
      <text:h text:style-name="P19" text:outline-level="3">[VERSE 2]</text:h>
      <text:p text:style-name="P7">G <text:s text:c="13"/>C <text:s text:c="24"/>G</text:p>
      <text:p text:style-name="P7">I roamed and I rambled and I followed my footsteps</text:p>
      <text:p text:style-name="P7"><text:s text:c="17"/>D <text:s text:c="19"/>G </text:p>
      <text:p text:style-name="P7">To the sparkling sands of her diamond deserts</text:p>
      <text:p text:style-name="P7"><text:soft-page-break/>G7 <text:s text:c="7"/>C <text:s text:c="20"/>G </text:p>
      <text:p text:style-name="P7">While all around me a voice was sounding</text:p>
      <text:p text:style-name="P7">D7 <text:s text:c="28"/>G </text:p>
      <text:p text:style-name="P7">This land was made for you and me.</text:p>
      <text:h text:style-name="P19" text:outline-level="3">[CHORUS]</text:h>
      <text:p text:style-name="P7">G <text:s text:c="11"/>C <text:s text:c="22"/>G</text:p>
      <text:p text:style-name="P7">This land is your land, this land is my land </text:p>
      <text:p text:style-name="P7"><text:s text:c="9"/>D <text:s text:c="17"/>G</text:p>
      <text:p text:style-name="P7">From Bonavista to Vancouver Island</text:p>
      <text:p text:style-name="P7">G7 <text:s text:c="13"/>C <text:s text:c="23"/>G </text:p>
      <text:p text:style-name="P7">From the Arctic Circle to the Great Lake waters</text:p>
      <text:p text:style-name="P7">D7 <text:s text:c="28"/>G </text:p>
      <text:p text:style-name="P7">This land was made for you and me.</text:p>
      <text:h text:style-name="P19" text:outline-level="3">[VERSE 3]</text:h>
      <text:p text:style-name="P7">G <text:s text:c="16"/>C <text:s text:c="17"/>G</text:p>
      <text:p text:style-name="P7">When the sun came shining, and I was strolling</text:p>
      <text:p text:style-name="P7"><text:s text:c="21"/>D <text:s text:c="5"/></text:p>
      <text:p text:style-name="P7">And the wheat fields waving </text:p>
      <text:p text:style-name="P7"><text:s text:c="20"/>G </text:p>
      <text:p text:style-name="P7">and the dust clouds rolling</text:p>
      <text:p text:style-name="P7">G7 <text:s text:c="9"/>C <text:s text:c="23"/>G </text:p>
      <text:p text:style-name="P7">A voice was chanting, As the fog was lifting,</text:p>
      <text:p text:style-name="P7">D7 <text:s text:c="28"/>G </text:p>
      <text:p text:style-name="P7">This land was made for you and me.</text:p>
      <text:h text:style-name="P19" text:outline-level="3">[CHORUS]</text:h>
      <text:p text:style-name="P7">G <text:s text:c="11"/>C <text:s text:c="22"/>G</text:p>
      <text:p text:style-name="P7">This land is your land, this land is my land </text:p>
      <text:p text:style-name="P7"><text:s text:c="9"/>D <text:s text:c="17"/>G</text:p>
      <text:p text:style-name="P7">From Bonavista to Vancouver Island</text:p>
      <text:p text:style-name="P7">G7 <text:s text:c="13"/>C <text:s text:c="23"/>G </text:p>
      <text:p text:style-name="P7">From the Arctic Circle to the Great Lake waters</text:p>
      <text:p text:style-name="P7">D7 <text:s text:c="28"/>G </text:p>
      <text:p text:style-name="P7">This land was made for you and me.</text:p>
      <text:p text:style-name="P7"/>
      <text:h text:style-name="P19" text:outline-level="3"><text:soft-page-break/>[VERSE 4]</text:h>
      <text:p text:style-name="P7">G <text:s text:c="8"/>C <text:s text:c="19"/>G</text:p>
      <text:p text:style-name="P7">As I went walking I saw a sign there</text:p>
      <text:p text:style-name="P7"><text:s text:c="19"/>D <text:s text:c="11"/>G </text:p>
      <text:p text:style-name="P7">And on the sign it said "No Trespassing."</text:p>
      <text:p text:style-name="P7">G7 <text:s text:c="8"/>C <text:s text:c="23"/>G </text:p>
      <text:p text:style-name="P7">But on the other side it didn't say nothing,</text:p>
      <text:p text:style-name="P7">D7 <text:s text:c="28"/>G </text:p>
      <text:p text:style-name="P7">That side was made for you and me.</text:p>
      <text:h text:style-name="P19" text:outline-level="3">[CHORUS]</text:h>
      <text:p text:style-name="P7">G <text:s text:c="11"/>C <text:s text:c="22"/>G</text:p>
      <text:p text:style-name="P7">This land is your land, this land is my land </text:p>
      <text:p text:style-name="P7"><text:s text:c="9"/>D <text:s text:c="17"/>G</text:p>
      <text:p text:style-name="P7">From Bonavista to Vancouver Island</text:p>
      <text:p text:style-name="P7">G7 <text:s text:c="13"/>C <text:s text:c="23"/>G </text:p>
      <text:p text:style-name="P7">From the Arctic Circle to the Great Lake waters</text:p>
      <text:p text:style-name="P7">D7 <text:s text:c="28"/>G </text:p>
      <text:p text:style-name="P7">This land was made for you and me.</text:p>
      <text:h text:style-name="P19" text:outline-level="3">[VERSE 5]</text:h>
      <text:p text:style-name="P7">G <text:s text:c="20"/>C <text:s text:c="4"/></text:p>
      <text:p text:style-name="P7">In the squares of the city, </text:p>
      <text:p text:style-name="P7"><text:s text:c="19"/>G</text:p>
      <text:p text:style-name="P7">In the shadow of a steeple;</text:p>
      <text:p text:style-name="P7"><text:s text:c="14"/>D <text:s text:c="18"/>G </text:p>
      <text:p text:style-name="P7">By the relief office, I'd seen my people.</text:p>
      <text:p text:style-name="P7">G7 <text:s text:c="17"/>C <text:s text:c="20"/>G </text:p>
      <text:p text:style-name="P7">As they stood there hungry, I stood there asking,</text:p>
      <text:p text:style-name="P7">D7 <text:s text:c="27"/>G </text:p>
      <text:p text:style-name="P7">Is this land made for you and me?</text:p>
      <text:h text:style-name="P19" text:outline-level="3">[CHORUS]</text:h>
      <text:p text:style-name="P7">G <text:s text:c="11"/>C <text:s text:c="22"/>G</text:p>
      <text:p text:style-name="P7">This land is your land, this land is my land </text:p>
      <text:p text:style-name="P7"><text:s text:c="9"/>D <text:s text:c="17"/>G</text:p>
      <text:p text:style-name="P7">From Bonavista to Vancouver Island</text:p>
      <text:p text:style-name="P7">G7 <text:s text:c="13"/>C <text:s text:c="23"/>G </text:p>
      <text:p text:style-name="P7">From the Arctic Circle to the Great Lake waters</text:p>
      <text:p text:style-name="P7"><text:soft-page-break/>D7 <text:s text:c="28"/>G </text:p>
      <text:p text:style-name="P7">This land was made for you and me.</text:p>
      <text:h text:style-name="P19" text:outline-level="3">[VERSE 6]</text:h>
      <text:p text:style-name="P7">G <text:s text:c="5"/>C <text:s text:c="19"/>G</text:p>
      <text:p text:style-name="P7">Nobody living can ever stop me,</text:p>
      <text:p text:style-name="P7"><text:s text:c="8"/>D <text:s text:c="19"/>G </text:p>
      <text:p text:style-name="P7">As I go walking that freedom highway;</text:p>
      <text:p text:style-name="P7">G7 <text:s text:c="4"/>C <text:s text:c="9"/>G</text:p>
      <text:p text:style-name="P7">Nobody living can make me turn back</text:p>
      <text:p text:style-name="P7">D7 <text:s text:c="28"/>G </text:p>
      <text:p text:style-name="P7">This land was made for you and me.</text:p>
      <text:h text:style-name="P19" text:outline-level="3">[CHORUS]</text:h>
      <text:p text:style-name="P7">G <text:s text:c="11"/>C <text:s text:c="22"/>G</text:p>
      <text:p text:style-name="P7">This land is your land, this land is my land </text:p>
      <text:p text:style-name="P7"><text:s text:c="9"/>D <text:s text:c="17"/>G</text:p>
      <text:p text:style-name="P7">From Bonavista to Vancouver Island</text:p>
      <text:p text:style-name="P7">G7 <text:s text:c="13"/>C <text:s text:c="23"/>G </text:p>
      <text:p text:style-name="P7">From the Arctic Circle to the Great Lake waters</text:p>
      <text:p text:style-name="P7">D7 <text:s text:c="28"/>G </text:p>
      <text:p text:style-name="P7"><text:span text:style-name="T14">This land was made for you and 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9M44S</meta:editing-duration>
    <meta:editing-cycles>44</meta:editing-cycles>
    <meta:generator>LibreOffice/5.2.7.2$MacOSX_X86_64 LibreOffice_project/2b7f1e640c46ceb28adf43ee075a6e8b8439ed10</meta:generator>
    <dc:title>Lyrics + Chords</dc:title>
    <dc:date>2017-08-01T11:19:14.712425000</dc:date>
    <meta:print-date>2017-04-03T12:23:29.985893000</meta:print-date>
    <meta:document-statistic meta:table-count="0" meta:image-count="0" meta:object-count="0" meta:page-count="4" meta:paragraph-count="123" meta:word-count="579" meta:character-count="4072" meta:non-whitespace-character-count="199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